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6971ce" officeooo:paragraph-rsid="0016e133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style:text-underline-style="none" fo:font-weight="normal" officeooo:rsid="00722c51" officeooo:paragraph-rsid="0016e133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style:text-underline-style="none" fo:font-weight="normal" officeooo:rsid="001cc05c" officeooo:paragraph-rsid="0016e13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9681ab" officeooo:paragraph-rsid="0016e133" style:font-size-asian="50pt" style:font-style-asian="italic" style:font-weight-asian="bold" style:font-size-complex="5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6971ce" officeooo:paragraph-rsid="0016e133" style:font-size-asian="50pt" style:font-style-asian="italic" style:font-weight-asian="bold" style:font-size-complex="5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bold" officeooo:rsid="006971ce" officeooo:paragraph-rsid="0016e133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6971ce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6e133" style:font-size-asian="30pt" style:font-weight-asian="bold" style:font-size-complex="3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1" style:family="paragraph" style:parent-style-name="Standard"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722c51"/>
    </style:style>
    <style:style style:name="T2" style:family="text">
      <style:text-properties officeooo:rsid="0072794f"/>
    </style:style>
    <style:style style:name="T3" style:family="text">
      <style:text-properties style:text-underline-style="solid" style:text-underline-width="auto" style:text-underline-color="font-color" officeooo:rsid="009681ab"/>
    </style:style>
    <style:style style:name="T4" style:family="text">
      <style:text-properties officeooo:rsid="009681ab"/>
    </style:style>
    <style:style style:name="T5" style:family="text">
      <style:text-properties style:text-underline-style="none"/>
    </style:style>
    <style:style style:name="T6" style:family="text">
      <style:text-properties officeooo:rsid="0071bdec"/>
    </style:style>
    <style:style style:name="T7" style:family="text">
      <style:text-properties officeooo:rsid="00a30604"/>
    </style:style>
    <style:style style:name="T8" style:family="text">
      <style:text-properties officeooo:rsid="00955833"/>
    </style:style>
    <style:style style:name="T9" style:family="text">
      <style:text-properties officeooo:rsid="00744f27"/>
    </style:style>
    <style:style style:name="T10" style:family="text">
      <style:text-properties officeooo:rsid="001791bf"/>
    </style:style>
    <style:style style:name="T11" style:family="text">
      <style:text-properties officeooo:rsid="001970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e:</text:p>
      <text:p text:style-name="P5">Análisis de mejora del sistema de una lavandería</text:p>
      <text:p text:style-name="P6"/>
      <text:p text:style-name="P5"/>
      <text:p text:style-name="P7"><text:span text:style-name="T3">Autor:</text:span><text:span text:style-name="T4"> </text:span>Mario E. Ferreyra</text:p>
      <text:p text:style-name="P7"/>
      <text:p text:style-name="P8">Docentes:</text:p>
      <text:list xml:id="list1406357841426201059" text:style-name="L1">
        <text:list-item>
          <text:p text:style-name="P12">Dra. Ana Georgina Flesia</text:p>
        </text:list-item>
        <text:list-item>
          <text:p text:style-name="P12">Dr. Jorge A. Sánchez</text:p>
        </text:list-item>
        <text:list-item>
          <text:p text:style-name="P12">Dr. Marcelo Lares</text:p>
        </text:list-item>
      </text:list>
      <text:p text:style-name="P7"/>
      <text:p text:style-name="P8">Asignatura:<text:span text:style-name="T5"> Modelos y Simulació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1">31</text:span> de Mayo del 2016</text:p>
      <text:p text:style-name="P11"><text:soft-page-break/>Índice</text:p>
      <text:p text:style-name="P3"/>
      <text:p text:style-name="P1"><text:span text:style-name="T6">1. Introducción </text:span>…......................................................................................................... 1</text:p>
      <text:p text:style-name="P1"/>
      <text:p text:style-name="P1"><text:span text:style-name="T6">2. Algoritmo y descripción de las variables</text:span> …............................................................. <text:span text:style-name="T6">2</text:span></text:p>
      <text:p text:style-name="P2"><text:tab/></text:p>
      <text:p text:style-name="P1"><text:span text:style-name="T1"><text:tab/>2.1. Sistema actual .</text:span>............................................................................................ <text:span text:style-name="T1">2</text:span></text:p>
      <text:p text:style-name="P1"><text:tab/></text:p>
      <text:p text:style-name="P1"><text:tab/><text:tab/><text:span text:style-name="T1">2.1.1 Pseudocódigo …............................................................................. 3</text:span></text:p>
      <text:p text:style-name="P2"/>
      <text:p text:style-name="P2"><text:tab/><text:tab/>2.<text:span text:style-name="T7">1</text:span>.<text:span text:style-name="T7">2</text:span> <text:span text:style-name="T7">Explicación </text:span>Pseudocódigo …......................................................... <text:span text:style-name="T8">4</text:span></text:p>
      <text:p text:style-name="P2"><text:tab/></text:p>
      <text:p text:style-name="P1"><text:span text:style-name="T1"><text:tab/>2.2. Sistema con Opción 1: Incrementar los técnicos …......</text:span>.............................. <text:span text:style-name="T7">5</text:span></text:p>
      <text:p text:style-name="P1"><text:tab/><text:tab/></text:p>
      <text:p text:style-name="P2"><text:tab/><text:tab/>2.2.1 Pseudocódigo …............................................................................. <text:span text:style-name="T7">5</text:span></text:p>
      <text:p text:style-name="P2"><text:tab/><text:tab/></text:p>
      <text:p text:style-name="P2"><text:tab/><text:tab/>2.2.<text:span text:style-name="T7">2</text:span> <text:span text:style-name="T7">Explicación </text:span>Pseudocódigo …......................................................... <text:span text:style-name="T7">6</text:span></text:p>
      <text:p text:style-name="P2"><text:tab/></text:p>
      <text:p text:style-name="P2"><text:tab/>2.3. Sistema con Opción 2: Incrementar las lavadoras de repuesto ….............. <text:span text:style-name="T7">7</text:span></text:p>
      <text:p text:style-name="P1"/>
      <text:p text:style-name="P1"><text:span text:style-name="T1">3. Resultados</text:span> …............................................................................................................ <text:span text:style-name="T7">8</text:span></text:p>
      <text:p text:style-name="P2"><text:tab/></text:p>
      <text:p text:style-name="P2"><text:tab/>3.1. Resultado de las simulaciones …................................................................ <text:span text:style-name="T7">8</text:span></text:p>
      <text:p text:style-name="P2"><text:tab/></text:p>
      <text:p text:style-name="P2"><text:tab/>3.2. <text:span text:style-name="T9">Histogramas </text:span>................................................................................................ <text:span text:style-name="T10">9</text:span></text:p>
      <text:p text:style-name="P2"><text:tab/></text:p>
      <text:p text:style-name="P2"><text:tab/><text:tab/>3.<text:span text:style-name="T9">2</text:span>.<text:span text:style-name="T9">1</text:span> Sistema <text:span text:style-name="T9">actual</text:span> …............................................................................. <text:span text:style-name="T10">9</text:span></text:p>
      <text:p text:style-name="P2"/>
      <text:p text:style-name="P2"><text:tab/><text:tab/>3.<text:span text:style-name="T9">2</text:span>.<text:span text:style-name="T9">2</text:span> Sistema con Opción 1: Incrementar los técnicos …..................... <text:span text:style-name="T7">10</text:span></text:p>
      <text:p text:style-name="P2"><text:tab/><text:tab/></text:p>
      <text:p text:style-name="P2"><text:tab/><text:tab/>3.<text:span text:style-name="T9">2</text:span>.<text:span text:style-name="T9">3</text:span> Sistema con Opción 2: Incrementar las lavadoras de repuesto … <text:span text:style-name="T2">11</text:span></text:p>
      <text:p text:style-name="P2"><text:tab/></text:p>
      <text:p text:style-name="P2"><text:tab/><text:tab/>3.<text:span text:style-name="T9">2</text:span>.<text:span text:style-name="T9">4</text:span> Comparación del Sistema con la Opción 1 y la Opción 2 …........ <text:span text:style-name="T2">12</text:span></text:p>
      <text:p text:style-name="P1"/>
      <text:p text:style-name="P1"><text:span text:style-name="T1">4. Conclusiones</text:span> …...................................................................................................... <text:span text:style-name="T2">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3:27:10.654007607</meta:creation-date>
    <dc:date>2016-05-30T17:23:36.175816889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38" meta:word-count="156" meta:character-count="1930" meta:non-whitespace-character-count="1769"/>
  </office:meta>
</office:document-meta>
</file>